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4802" officeooo:paragraph-rsid="000248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</text:p>
      <text:p text:style-name="P1">this is <text:s/>akshaya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13T11:47:47.619042154</meta:creation-date>
    <dc:date>2024-08-13T11:48:27.525766553</dc:date>
    <meta:editing-duration>PT42S</meta:editing-duration>
    <meta:editing-cycles>1</meta:editing-cycles>
    <meta:document-statistic meta:table-count="0" meta:image-count="0" meta:object-count="0" meta:page-count="1" meta:paragraph-count="2" meta:word-count="4" meta:character-count="19" meta:non-whitespace-character-count="16"/>
    <meta:generator>LibreOffice/6.4.7.2$Linux_X86_64 LibreOffice_project/40$Build-2</meta:generator>
  </office:meta>
</office:document-meta>
</file>